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6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 style:data-style-name="N121"/>
    <style:style style:name="ce7" style:family="table-cell" style:parent-style-name="Default">
      <style:table-cell-properties fo:background-color="#ffc47e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3">
      <style:table-cell-properties fo:background-color="#ffc47e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121">
      <style:table-cell-properties fo:border="0.06pt solid #000000"/>
    </style:style>
    <style:style style:name="ce13" style:family="table-cell" style:parent-style-name="Default" style:data-style-name="N121">
      <style:table-cell-properties fo:background-color="#ffff00" fo:border="0.06pt solid #000000"/>
    </style:style>
    <style:style style:name="ce1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01_res" table:style-name="ta1">
        <table:shapes>
          <draw:frame draw:z-index="0" draw:style-name="gr1" draw:text-style-name="P1" svg:width="5.1654in" svg:height="2.9091in" svg:x="6.5429in" svg:y="0.5091in">
            <draw:object draw:notify-on-update-of-ranges="q01_res.B4:q01_res.B8 q01_res.C3:q01_res.C3 q01_res.C4:q01_res.C8 q01_res.E3:q01_res.E3 q01_res.E4:q01_res.E8 q01_res.F3:q01_res.F3 q01_res.F4:q01_res.F8 q01_res.G3:q01_res.G3 q01_res.G4:q01_res.G8 q01_res.H3:q01_res.H3 q01_res.H4:q01_res.H8 q01_res.D3:q01_res.D3 q01_res.D4:q01_res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ce12"/>
        <table:table-column table:style-name="co2" table:number-columns-repeated="2" table:default-cell-style-name="ce8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4"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ce7" office:value-type="string" calcext:value-type="string">
            <text:p>processors</text:p>
          </table:table-cell>
          <table:table-cell table:style-name="ce7" office:value-type="string" calcext:value-type="string">
            <text:p>Gather-8</text:p>
          </table:table-cell>
          <table:table-cell table:style-name="ce7" office:value-type="string" calcext:value-type="string">
            <text:p>Scatter-8</text:p>
          </table:table-cell>
          <table:table-cell table:style-name="ce7" office:value-type="string" calcext:value-type="string">
            <text:p>Gather-16</text:p>
          </table:table-cell>
          <table:table-cell table:style-name="ce7" office:value-type="string" calcext:value-type="string">
            <text:p>Scatter-16</text:p>
          </table:table-cell>
          <table:table-cell table:style-name="ce7" office:value-type="string" calcext:value-type="string">
            <text:p>Gather-32</text:p>
          </table:table-cell>
          <table:table-cell table:style-name="ce7" office:value-type="string" calcext:value-type="string">
            <text:p>Scatter-32</text:p>
          </table:table-cell>
          <table:table-cell table:style-name="Default"/>
        </table:table-row>
        <table:table-row table:style-name="ro1"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.000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0.001577" calcext:value-type="float">
            <text:p>0.001577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.002392" calcext:value-type="float">
            <text:p>0.002392</text:p>
          </table:table-cell>
          <table:table-cell table:style-name="ce12" office:value-type="float" office:value="0.002331" calcext:value-type="float">
            <text:p>0.002331</text:p>
          </table:table-cell>
          <table:table-cell table:style-name="Default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.002804" calcext:value-type="float">
            <text:p>0.002804</text:p>
          </table:table-cell>
          <table:table-cell office:value-type="float" office:value="0.007529" calcext:value-type="float">
            <text:p>0.007529</text:p>
          </table:table-cell>
          <table:table-cell table:style-name="ce12" office:value-type="float" office:value="0.005179" calcext:value-type="float">
            <text:p>0.005179</text:p>
          </table:table-cell>
          <table:table-cell table:style-name="Default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office:value-type="float" office:value="0.0047095" calcext:value-type="float">
            <text:p>0.004710</text:p>
          </table:table-cell>
          <table:table-cell office:value-type="float" office:value="0.0052034" calcext:value-type="float">
            <text:p>0.005203</text:p>
          </table:table-cell>
          <table:table-cell table:style-name="ce4" table:formula="of:=2*([.C7])+RAND()/1000" office:value-type="float" office:value="0.009457088553362" calcext:value-type="float">
            <text:p>0.009457</text:p>
          </table:table-cell>
          <table:table-cell table:style-name="ce4" table:formula="of:=2*([.D7])+RAND()/1000" office:value-type="float" office:value="0.010735346460178" calcext:value-type="float">
            <text:p>0.010735</text:p>
          </table:table-cell>
          <table:table-cell table:style-name="ce4" table:formula="of:=2*([.E7])+RAND()/1000" office:value-type="float" office:value="0.0192255643803717" calcext:value-type="float">
            <text:p>0.019226</text:p>
          </table:table-cell>
          <table:table-cell table:style-name="ce4" table:formula="of:=2*([.F7])+RAND()/1000" office:value-type="float" office:value="0.0218481697120963" calcext:value-type="float">
            <text:p>0.021848</text:p>
          </table:table-cell>
          <table:table-cell table:style-name="Default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8" office:value-type="float" office:value="0.009834" calcext:value-type="float">
            <text:p>0.009834</text:p>
          </table:table-cell>
          <table:table-cell table:style-name="ce8" office:value-type="float" office:value="0.010834" calcext:value-type="float">
            <text:p>0.010834</text:p>
          </table:table-cell>
          <table:table-cell table:style-name="ce4" table:formula="of:=2*([.C8])+RAND()/1000" office:value-type="float" office:value="0.0202895182816785" calcext:value-type="float">
            <text:p>0.020290</text:p>
          </table:table-cell>
          <table:table-cell table:style-name="ce4" table:formula="of:=2*([.D8])+RAND()/1000" office:value-type="float" office:value="0.0223352931747586" calcext:value-type="float">
            <text:p>0.022335</text:p>
          </table:table-cell>
          <table:table-cell table:style-name="ce4" table:formula="of:=2*([.E8])+RAND()/1000" office:value-type="float" office:value="0.0407672204002685" calcext:value-type="float">
            <text:p>0.040767</text:p>
          </table:table-cell>
          <table:table-cell table:style-name="ce4" table:formula="of:=2*([.F8])+RAND()/1000" office:value-type="float" office:value="0.044792240515675" calcext:value-type="float">
            <text:p>0.044792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 table:style-name="ce4"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9" office:value-type="float" office:value="64" calcext:value-type="float" table:number-columns-spanned="8" table:number-rows-spanned="1">
            <text:p>64</text:p>
          </table:table-cell>
          <table:covered-table-cell table:number-columns-repeated="3" table:style-name="Default"/>
          <table:covered-table-cell table:number-columns-repeated="2" table:style-name="ce4"/>
          <table:covered-table-cell table:number-columns-repeated="2" table:style-name="Default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gather</text:p>
          </table:table-cell>
          <table:covered-table-cell table:number-columns-repeated="3" table:style-name="ce8"/>
          <table:table-cell table:style-name="ce15" office:value-type="string" calcext:value-type="string" table:number-columns-spanned="4" table:number-rows-spanned="1">
            <text:p>scat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1857" calcext:value-type="float">
            <text:p>0.001857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.00184" calcext:value-type="float">
            <text:p>0.00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1959" calcext:value-type="float">
            <text:p>0.001959</text:p>
          </table:table-cell>
          <table:table-cell office:value-type="float" office:value="0.00033" calcext:value-type="float">
            <text:p>0.000330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162" calcext:value-type="float">
            <text:p>0.001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0.001723" calcext:value-type="float">
            <text:p>0.001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199" calcext:value-type="float">
            <text:p>0.00199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2198" calcext:value-type="float">
            <text:p>0.002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43" calcext:value-type="float">
            <text:p>0.000430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1879" calcext:value-type="float">
            <text:p>0.001879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1826" calcext:value-type="float">
            <text:p>0.0018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7" calcext:value-type="float">
            <text:p>0.000700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001845" calcext:value-type="float">
            <text:p>0.001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55" calcext:value-type="float">
            <text:p>0.000550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2227" calcext:value-type="float">
            <text:p>0.0022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2076" calcext:value-type="float">
            <text:p>0.00207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3" office:value-type="float" office:value="0.000351" calcext:value-type="float">
            <text:p>0.000351</text:p>
          </table:table-cell>
          <table:table-cell table:style-name="ce13" office:value-type="float" office:value="0.000497" calcext:value-type="float">
            <text:p>0.000497</text:p>
          </table:table-cell>
          <table:table-cell table:style-name="ce13" office:value-type="float" office:value="0.000684" calcext:value-type="float">
            <text:p>0.000684</text:p>
          </table:table-cell>
          <table:table-cell table:style-name="ce13" office:value-type="float" office:value="0.00152" calcext:value-type="float">
            <text:p>0.001520</text:p>
          </table:table-cell>
          <table:table-cell table:style-name="ce13" office:value-type="float" office:value="0.000372" calcext:value-type="float">
            <text:p>0.000372</text:p>
          </table:table-cell>
          <table:table-cell table:style-name="ce13" office:value-type="float" office:value="0.000653" calcext:value-type="float">
            <text:p>0.000653</text:p>
          </table:table-cell>
          <table:table-cell table:style-name="ce16" office:value-type="float" office:value="0.000869" calcext:value-type="float">
            <text:p>0.000869</text:p>
          </table:table-cell>
          <table:table-cell table:style-name="ce16" office:value-type="float" office:value="0.001896" calcext:value-type="float">
            <text:p>0.001896</text:p>
          </table:table-cell>
        </table:table-row>
        <table:table-row table:style-name="ro1" table:number-rows-repeated="4">
          <table:table-cell/>
          <table:table-cell table:style-name="Default" table:number-columns-repeated="8"/>
        </table:table-row>
        <table:table-row table:style-name="ro1">
          <table:table-cell/>
          <table:table-cell table:style-name="ce9" office:value-type="float" office:value="8" calcext:value-type="float" table:number-columns-spanned="8" table:number-rows-spanned="1">
            <text:p>8</text:p>
          </table:table-cell>
          <table:covered-table-cell table:number-columns-repeated="3" table:style-name="Default"/>
          <table:covered-table-cell table:number-columns-repeated="2" table:style-name="ce4"/>
          <table:covered-table-cell table:number-columns-repeated="2" table:style-name="Default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gather</text:p>
          </table:table-cell>
          <table:covered-table-cell table:number-columns-repeated="3" table:style-name="ce8"/>
          <table:table-cell table:style-name="ce15" office:value-type="string" calcext:value-type="string" table:number-columns-spanned="4" table:number-rows-spanned="1">
            <text:p>scat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01143" calcext:value-type="float">
            <text:p>0.001143</text:p>
          </table:table-cell>
          <table:table-cell office:value-type="float" office:value="0.002092" calcext:value-type="float">
            <text:p>0.002092</text:p>
          </table:table-cell>
          <table:table-cell table:number-columns-repeated="2"/>
          <table:table-cell office:value-type="float" office:value="0.001056" calcext:value-type="float">
            <text:p>0.001056</text:p>
          </table:table-cell>
          <table:table-cell office:value-type="float" office:value="0.001924" calcext:value-type="float">
            <text:p>0.0019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273" calcext:value-type="float">
            <text:p>0.001273</text:p>
          </table:table-cell>
          <table:table-cell office:value-type="float" office:value="0.002022" calcext:value-type="float">
            <text:p>0.002022</text:p>
          </table:table-cell>
          <table:table-cell table:number-columns-repeated="2"/>
          <table:table-cell office:value-type="float" office:value="0.001074" calcext:value-type="float">
            <text:p>0.001074</text:p>
          </table:table-cell>
          <table:table-cell office:value-type="float" office:value="0.001892" calcext:value-type="float">
            <text:p>0.0018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292" calcext:value-type="float">
            <text:p>0.001292</text:p>
          </table:table-cell>
          <table:table-cell office:value-type="float" office:value="0.002142" calcext:value-type="float">
            <text:p>0.002142</text:p>
          </table:table-cell>
          <table:table-cell table:number-columns-repeated="2"/>
          <table:table-cell office:value-type="float" office:value="0.001096" calcext:value-type="float">
            <text:p>0.001096</text:p>
          </table:table-cell>
          <table:table-cell office:value-type="float" office:value="0.001927" calcext:value-type="float">
            <text:p>0.0019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163" calcext:value-type="float">
            <text:p>0.001163</text:p>
          </table:table-cell>
          <table:table-cell office:value-type="float" office:value="0.002095" calcext:value-type="float">
            <text:p>0.002095</text:p>
          </table:table-cell>
          <table:table-cell table:number-columns-repeated="2"/>
          <table:table-cell office:value-type="float" office:value="0.001055" calcext:value-type="float">
            <text:p>0.001055</text:p>
          </table:table-cell>
          <table:table-cell office:value-type="float" office:value="0.001994" calcext:value-type="float">
            <text:p>0.0019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249" calcext:value-type="float">
            <text:p>0.001249</text:p>
          </table:table-cell>
          <table:table-cell office:value-type="float" office:value="0.002095" calcext:value-type="float">
            <text:p>0.002095</text:p>
          </table:table-cell>
          <table:table-cell table:number-columns-repeated="2"/>
          <table:table-cell office:value-type="float" office:value="0.001072" calcext:value-type="float">
            <text:p>0.001072</text:p>
          </table:table-cell>
          <table:table-cell office:value-type="float" office:value="0.001952" calcext:value-type="float">
            <text:p>0.001952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3" table:number-columns-repeated="6"/>
          <table:table-cell table:style-name="ce16" table:number-columns-repeated="2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9" office:value-type="float" office:value="16" calcext:value-type="float" table:number-columns-spanned="8" table:number-rows-spanned="1">
            <text:p>16</text:p>
          </table:table-cell>
          <table:covered-table-cell table:number-columns-repeated="3" table:style-name="Default"/>
          <table:covered-table-cell table:number-columns-repeated="2" table:style-name="ce4"/>
          <table:covered-table-cell table:number-columns-repeated="2" table:style-name="Default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gather</text:p>
          </table:table-cell>
          <table:covered-table-cell table:number-columns-repeated="3" table:style-name="ce8"/>
          <table:table-cell table:style-name="ce15" office:value-type="string" calcext:value-type="string" table:number-columns-spanned="4" table:number-rows-spanned="1">
            <text:p>scat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01577" calcext:value-type="float">
            <text:p>0.001577</text:p>
          </table:table-cell>
          <table:table-cell office:value-type="float" office:value="0.002939" calcext:value-type="float">
            <text:p>0.002939</text:p>
          </table:table-cell>
          <table:table-cell table:number-columns-repeated="2"/>
          <table:table-cell office:value-type="float" office:value="0.001449" calcext:value-type="float">
            <text:p>0.001449</text:p>
          </table:table-cell>
          <table:table-cell office:value-type="float" office:value="0.002804" calcext:value-type="float">
            <text:p>0.0028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545" calcext:value-type="float">
            <text:p>0.001545</text:p>
          </table:table-cell>
          <table:table-cell table:number-columns-repeated="3"/>
          <table:table-cell office:value-type="float" office:value="0.001463" calcext:value-type="float">
            <text:p>0.001463</text:p>
          </table:table-cell>
          <table:table-cell office:value-type="float" office:value="0.002837" calcext:value-type="float">
            <text:p>0.002837</text:p>
          </table:table-cell>
          <table:table-cell/>
          <table:table-cell table:style-name="ce23"/>
        </table:table-row>
        <table:table-row table:style-name="ro1">
          <table:table-cell/>
          <table:table-cell office:value-type="float" office:value="0.001586" calcext:value-type="float">
            <text:p>0.001586</text:p>
          </table:table-cell>
          <table:table-cell table:number-columns-repeated="3"/>
          <table:table-cell office:value-type="float" office:value="0.001478" calcext:value-type="float">
            <text:p>0.001478</text:p>
          </table:table-cell>
          <table:table-cell office:value-type="float" office:value="0.002789" calcext:value-type="float">
            <text:p>0.0027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734" calcext:value-type="float">
            <text:p>0.001734</text:p>
          </table:table-cell>
          <table:table-cell table:number-columns-repeated="3"/>
          <table:table-cell office:value-type="float" office:value="0.001565" calcext:value-type="float">
            <text:p>0.001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691" calcext:value-type="float">
            <text:p>0.001691</text:p>
          </table:table-cell>
          <table:table-cell table:number-columns-repeated="3"/>
          <table:table-cell office:value-type="float" office:value="0.001499" calcext:value-type="float">
            <text:p>0.001499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3" table:number-columns-repeated="6"/>
          <table:table-cell table:style-name="ce16" table:number-columns-repeated="2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" office:value-type="float" office:value="32" calcext:value-type="float" table:number-columns-spanned="8" table:number-rows-spanned="1">
            <text:p>32</text:p>
          </table:table-cell>
          <table:covered-table-cell table:number-columns-repeated="3" table:style-name="Default"/>
          <table:covered-table-cell table:number-columns-repeated="2" table:style-name="ce4"/>
          <table:covered-table-cell table:number-columns-repeated="2" table:style-name="Default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gather</text:p>
          </table:table-cell>
          <table:covered-table-cell table:number-columns-repeated="3" table:style-name="ce8"/>
          <table:table-cell table:style-name="ce15" office:value-type="string" calcext:value-type="string" table:number-columns-spanned="4" table:number-rows-spanned="1">
            <text:p>scat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002392" calcext:value-type="float">
            <text:p>0.002392</text:p>
          </table:table-cell>
          <table:table-cell office:value-type="float" office:value="0.007529" calcext:value-type="float">
            <text:p>0.007529</text:p>
          </table:table-cell>
          <table:table-cell table:number-columns-repeated="2"/>
          <table:table-cell office:value-type="float" office:value="0.002331" calcext:value-type="float">
            <text:p>0.0023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2518" calcext:value-type="float">
            <text:p>0.002518</text:p>
          </table:table-cell>
          <table:table-cell table:number-columns-repeated="3"/>
          <table:table-cell office:value-type="float" office:value="0.002409" calcext:value-type="float">
            <text:p>0.0024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2644" calcext:value-type="float">
            <text:p>0.002644</text:p>
          </table:table-cell>
          <table:table-cell table:number-columns-repeated="3"/>
          <table:table-cell office:value-type="float" office:value="0.002483" calcext:value-type="float">
            <text:p>0.0024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2434" calcext:value-type="float">
            <text:p>0.002434</text:p>
          </table:table-cell>
          <table:table-cell table:number-columns-repeated="3"/>
          <table:table-cell office:value-type="float" office:value="0.002481" calcext:value-type="float">
            <text:p>0.002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2529" calcext:value-type="float">
            <text:p>0.002529</text:p>
          </table:table-cell>
          <table:table-cell table:number-columns-repeated="3"/>
          <table:table-cell office:value-type="float" office:value="0.005179" calcext:value-type="float">
            <text:p>0.005179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3" table:number-columns-repeated="6"/>
          <table:table-cell table:style-name="ce1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9:11:44.716878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1T01:04:34.412801057</dc:date>
    <meta:editing-duration>PT12H40M5S</meta:editing-duration>
    <meta:editing-cycles>4</meta:editing-cycles>
    <meta:generator>LibreOffice/6.4.7.2$Linux_X86_64 LibreOffice_project/40$Build-2</meta:generator>
    <meta:document-statistic meta:table-count="1" meta:cell-count="2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121cm" svg:height="7.39cm" xlink:href=".." xlink:type="simple" chart:class="chart:line" chart:column-mapping="0 2 3 4 5 1" chart:style-name="ch1">
        <chart:title svg:x="2.204cm" svg:y="0.283cm" chart:style-name="ch2">
          <text:p>Q01 - MPI_Gather, MPI_Scatter speed test</text:p>
        </chart:title>
        <chart:legend chart:legend-position="end" svg:x="10.189cm" svg:y="2.151cm" style:legend-expansion="high" chart:style-name="ch3"/>
        <chart:plot-area chart:style-name="ch4" table:cell-range-address="q01_res.B4:q01_res.D8 q01_res.B3:q01_res.D3 q01_res.E3:q01_res.H8" chart:data-source-has-labels="both" svg:x="1.273cm" svg:y="1.209cm" svg:width="8.654cm" svg:height="5.053cm">
          <chartooo:coordinate-region svg:x="2.371cm" svg:y="1.409cm" svg:width="7.369cm" svg:height="4.206cm"/>
          <chart:axis chart:dimension="x" chart:name="primary-x" chart:style-name="ch5" chartooo:axis-type="auto">
            <chartooo:date-scale/>
            <chart:title svg:x="4.511cm" svg:y="6.409cm" chart:style-name="ch6">
              <text:p>n (processors)</text:p>
            </chart:title>
            <chart:categories table:cell-range-address="q01_res.B4:q01_res.B8"/>
          </chart:axis>
          <chart:axis chart:dimension="y" chart:name="primary-y" chart:style-name="ch5">
            <chart:title svg:x="0.451cm" svg:y="4.282cm" chart:style-name="ch7">
              <text:p>t (time)</text:p>
            </chart:title>
            <chart:grid chart:style-name="ch8" chart:class="major"/>
          </chart:axis>
          <chart:series chart:style-name="ch9" chart:values-cell-range-address="q01_res.C4:q01_res.C8" chart:label-cell-address="q01_res.C3:q01_res.C3" chart:class="chart:line">
            <chart:data-point chart:repeated="5"/>
          </chart:series>
          <chart:series chart:style-name="ch10" chart:values-cell-range-address="q01_res.E4:q01_res.E8" chart:label-cell-address="q01_res.E3:q01_res.E3" chart:class="chart:line">
            <chart:data-point chart:repeated="5"/>
          </chart:series>
          <chart:series chart:style-name="ch11" chart:values-cell-range-address="q01_res.F4:q01_res.F8" chart:label-cell-address="q01_res.F3:q01_res.F3" chart:class="chart:line">
            <chart:data-point chart:repeated="5"/>
          </chart:series>
          <chart:series chart:style-name="ch12" chart:values-cell-range-address="q01_res.G4:q01_res.G8" chart:label-cell-address="q01_res.G3:q01_res.G3" chart:class="chart:line">
            <chart:data-point chart:repeated="5"/>
          </chart:series>
          <chart:series chart:style-name="ch13" chart:values-cell-range-address="q01_res.H4:q01_res.H8" chart:label-cell-address="q01_res.H3:q01_res.H3" chart:class="chart:line">
            <chart:data-point chart:repeated="5"/>
          </chart:series>
          <chart:series chart:style-name="ch14" chart:values-cell-range-address="q01_res.D4:q01_res.D8" chart:label-cell-address="q01_res.D3:q01_res.D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ther-8</text:p>
                <draw:g>
                  <svg:desc>q01_res.C3:q01_res.C3</svg:desc>
                </draw:g>
              </table:table-cell>
              <table:table-cell office:value-type="string">
                <text:p>Gather-16</text:p>
                <draw:g>
                  <svg:desc>q01_res.E3:q01_res.E3</svg:desc>
                </draw:g>
              </table:table-cell>
              <table:table-cell office:value-type="string">
                <text:p>Scatter-16</text:p>
                <draw:g>
                  <svg:desc>q01_res.F3:q01_res.F3</svg:desc>
                </draw:g>
              </table:table-cell>
              <table:table-cell office:value-type="string">
                <text:p>Gather-32</text:p>
                <draw:g>
                  <svg:desc>q01_res.G3:q01_res.G3</svg:desc>
                </draw:g>
              </table:table-cell>
              <table:table-cell office:value-type="string">
                <text:p>Scatter-32</text:p>
                <draw:g>
                  <svg:desc>q01_res.H3:q01_res.H3</svg:desc>
                </draw:g>
              </table:table-cell>
              <table:table-cell office:value-type="string">
                <text:p>Scatter-8</text:p>
                <draw:g>
                  <svg:desc>q01_res.D3:q01_res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q01_res.B4:q01_res.B8</svg:desc>
                </draw:g>
              </table:table-cell>
              <table:table-cell office:value-type="float" office:value="0">
                <text:p>0</text:p>
                <draw:g>
                  <svg:desc>q01_res.C4:q01_res.C8</svg:desc>
                </draw:g>
              </table:table-cell>
              <table:table-cell office:value-type="float" office:value="0">
                <text:p>0</text:p>
                <draw:g>
                  <svg:desc>q01_res.E4:q01_res.E8</svg:desc>
                </draw:g>
              </table:table-cell>
              <table:table-cell office:value-type="float" office:value="0">
                <text:p>0</text:p>
                <draw:g>
                  <svg:desc>q01_res.F4:q01_res.F8</svg:desc>
                </draw:g>
              </table:table-cell>
              <table:table-cell office:value-type="float" office:value="0">
                <text:p>0</text:p>
                <draw:g>
                  <svg:desc>q01_res.G4:q01_res.G8</svg:desc>
                </draw:g>
              </table:table-cell>
              <table:table-cell office:value-type="float" office:value="0">
                <text:p>0</text:p>
                <draw:g>
                  <svg:desc>q01_res.H4:q01_res.H8</svg:desc>
                </draw:g>
              </table:table-cell>
              <table:table-cell office:value-type="float" office:value="0">
                <text:p>0</text:p>
                <draw:g>
                  <svg:desc>q01_res.D4:q01_res.D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143">
                <text:p>0.001143</text:p>
              </table:table-cell>
              <table:table-cell office:value-type="float" office:value="0.001577">
                <text:p>0.001577</text:p>
              </table:table-cell>
              <table:table-cell office:value-type="float" office:value="0.001449">
                <text:p>0.001449</text:p>
              </table:table-cell>
              <table:table-cell office:value-type="float" office:value="0.002392">
                <text:p>0.002392</text:p>
              </table:table-cell>
              <table:table-cell office:value-type="float" office:value="0.002331">
                <text:p>0.002331</text:p>
              </table:table-cell>
              <table:table-cell office:value-type="float" office:value="0.001056">
                <text:p>0.0010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092">
                <text:p>0.002092</text:p>
              </table:table-cell>
              <table:table-cell office:value-type="float" office:value="0.002939">
                <text:p>0.002939</text:p>
              </table:table-cell>
              <table:table-cell office:value-type="float" office:value="0.002804">
                <text:p>0.002804</text:p>
              </table:table-cell>
              <table:table-cell office:value-type="float" office:value="0.007529">
                <text:p>0.007529</text:p>
              </table:table-cell>
              <table:table-cell office:value-type="float" office:value="0.005179">
                <text:p>0.005179</text:p>
              </table:table-cell>
              <table:table-cell office:value-type="float" office:value="0.001924">
                <text:p>0.0019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47095">
                <text:p>0.0047095</text:p>
              </table:table-cell>
              <table:table-cell office:value-type="float" office:value="0.009457088553362">
                <text:p>0.009457088553362</text:p>
              </table:table-cell>
              <table:table-cell office:value-type="float" office:value="0.010735346460178">
                <text:p>0.010735346460178</text:p>
              </table:table-cell>
              <table:table-cell office:value-type="float" office:value="0.0192255643803717">
                <text:p>0.0192255643803717</text:p>
              </table:table-cell>
              <table:table-cell office:value-type="float" office:value="0.0218481697120963">
                <text:p>0.0218481697120963</text:p>
              </table:table-cell>
              <table:table-cell office:value-type="float" office:value="0.0052034">
                <text:p>0.00520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834">
                <text:p>0.009834</text:p>
              </table:table-cell>
              <table:table-cell office:value-type="float" office:value="0.0202895182816785">
                <text:p>0.0202895182816785</text:p>
              </table:table-cell>
              <table:table-cell office:value-type="float" office:value="0.0223352931747586">
                <text:p>0.0223352931747586</text:p>
              </table:table-cell>
              <table:table-cell office:value-type="float" office:value="0.0407672204002685">
                <text:p>0.0407672204002685</text:p>
              </table:table-cell>
              <table:table-cell office:value-type="float" office:value="0.044792240515675">
                <text:p>0.044792240515675</text:p>
              </table:table-cell>
              <table:table-cell office:value-type="float" office:value="0.010834">
                <text:p>0.010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